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ialog1.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SqlQuery.xml" manifest:media-type="text/xml"/>
  <manifest:file-entry manifest:full-path="Basic/Standard/Control.xml" manifest:media-type="text/xml"/>
  <manifest:file-entry manifest:full-path="Basic/Standard/DataBase.xml" manifest:media-type="text/xml"/>
  <manifest:file-entry manifest:full-path="Basic/Standard/MailMerge.xml" manifest:media-type="text/xml"/>
  <manifest:file-entry manifest:full-path="Basic/Standard/_Licens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Control.DocumentOpen?language=Basic&amp;location=document" xlink:type="simple"/>
      <script:event-listener script:language="ooo:script" script:event-name="office:prepare-unload" xlink:href="vnd.sun.star.script:Standard.Control.DocumentClose?language=Basic&amp;location=document" xlink:type="simple"/>
    </office:event-listeners>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start"/>
      <style:text-properties style:text-line-through-style="none" style:text-line-through-type="none" style:font-name="Liberation Sans" fo:font-size="14pt" fo:font-style="normal" style:text-underline-style="none" fo:font-weight="bold"/>
    </style:style>
    <style:style style:name="P2" style:family="paragraph">
      <style:paragraph-properties fo:text-align="start"/>
    </style:style>
    <style:style style:name="P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P4"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fo:color="#999999" style:text-line-through-style="none" style:text-line-through-type="none" style:font-name="Liberation Sans" fo:font-size="12pt" fo:font-style="normal" style:text-underline-style="none" fo:font-weight="normal"/>
    </style:style>
    <style:style style:name="P6" style:family="paragraph">
      <style:paragraph-properties fo:text-align="start"/>
      <style:text-properties style:font-name="Liberation Sans2" fo:font-size="14pt" fo:font-weight="bold"/>
    </style:style>
    <style:style style:name="P7" style:family="paragraph">
      <style:paragraph-properties fo:text-align="start"/>
      <style:text-properties style:font-name="Liberation Sans3" fo:font-size="12pt"/>
    </style:style>
    <style:style style:name="P8" style:family="paragraph">
      <style:paragraph-properties fo:text-align="center"/>
      <style:text-properties style:text-line-through-style="none" style:text-line-through-type="none" style:font-name="Liberation Sans" fo:font-size="16pt" fo:font-style="normal" style:text-underline-style="none" fo:font-weight="bold"/>
    </style:style>
    <style:style style:name="P9" style:family="paragraph">
      <style:text-properties style:text-line-through-style="none" style:text-line-through-type="none" style:font-name="Liberation Sans1" fo:font-size="12pt" fo:font-style="normal" style:text-underline-style="none" fo:font-weight="normal"/>
    </style:style>
    <style:style style:name="P10" style:family="paragraph">
      <style:paragraph-properties fo:text-align="start"/>
      <style:text-properties style:text-line-through-style="none" style:text-line-through-type="none" style:font-name="Liberation Sans" fo:font-size="12pt" fo:font-style="normal" style:text-underline-style="none" fo:font-weight="bold"/>
    </style: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background-color="#eeeeee"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data-style-name="C121">
      <style:graphic-properties style:wrap="run-through" style:number-wrapped-paragraphs="no-limit" style:vertical-pos="from-top" style:vertical-rel="pag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number:number-style style:name="C10002" number:language="fr" number:country="FR">
      <number:number number:decimal-places="2" loext:min-decimal-places="2" number:min-integer-digits="1"/>
    </number:number-style>
    <style:style style:name="ctrl1" style:family="paragraph" style:data-style-name="C10002"/>
  </office:automatic-styles>
  <office:body>
    <office:text>
      <office:forms form:automatic-focus="false" form:apply-design-mode="false">
        <form:form form:name="MainForm" form:command="Filter"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orm form:name="GroupFilter" form:command="AddressTables"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GroupList" form:control-implementation="ooo:com.sun.star.form.component.ListBox" xml:id="control1" form:id="control1" form:title="E-mail" form:dropdown="true" form:size="20" form:tab-index="1" form:bound-column="1" form:list-source-type="query" form:list-source="QueryAddressTable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GroupListChanged?language=Basic&amp;location=document" xlink:type="simple"/>
              </office:event-listeners>
            </form:listbox>
            <form:form form:name="GroupForm" form:command="CollectedAddressBook" form:datasource="Adresses"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2" form:id="control2" form:label="Destinataire:"/>
              <form:listbox form:name="EmailList" form:control-implementation="ooo:com.sun.star.form.component.ListBox" xml:id="control3" form:id="control3" form:size="20" form:tab-index="2" form:bound-column="1" form:list-source-type="sql-pass-through" form:list-source="SELECT &quot;E-mail&quot;, &quot;E-mail&quot; AS &quot;E-mail-1&quot; FROM &quot;CollectedAddressBook&quot; ORDER BY &quot;E-mail&quot; ASC"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AddButton" form:control-implementation="ooo:com.sun.star.form.component.CommandButton" xml:id="control4" form:id="control4" form:label="&gt;&gt;"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EmailListInsert?language=Basic&amp;location=document" xlink:type="simple"/>
                </office:event-listeners>
              </form:button>
              <form:button form:name="DeleteButton" form:control-implementation="ooo:com.sun.star.form.component.CommandButton" xml:id="control5" form:id="control5" form:label="&lt;&lt;"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AddressListDeleted?language=Basic&amp;location=document" xlink:type="simple"/>
                </office:event-listeners>
              </form:button>
              <form:button form:name="SetupButton" form:control-implementation="ooo:com.sun.star.form.component.CommandButton" xml:id="control6" form:id="control6" form:label="Adresses"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SetupButtonExecuted?language=Basic&amp;location=document" xlink:type="simple"/>
                </office:event-listeners>
              </form:button>
              <form:button form:name="SendButton" form:control-implementation="ooo:com.sun.star.form.component.CommandButton" xml:id="control7" form:id="control7" form:label="Envoyer" form:tab-index="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SendButtonExecuted?language=Basic&amp;location=document" xlink:type="simple"/>
                </office:event-listeners>
              </form:button>
            </form:form>
          </form:form>
          <form:form form:name="AddressFilter" form:command="Filter" form:filter="( &quot;Filter&quot;.&quot;ID&quot; = 1 )" form:datasource="GContactOOo"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AddressList" form:control-implementation="ooo:com.sun.star.form.component.ListBox" xml:id="control8" form:id="control8" form:tab-stop="true" form:size="20" form:tab-index="5" form:bound-column="1" form:list-source-type="query" form:list-source="QueryAddress"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AddressListChanged?language=Basic&amp;location=document" xlink:type="simple"/>
              </office:event-listeners>
            </form:listbox>
            <form:form form:name="AddressForm" form:command="GContactOOoQueryAddress" form:datasource="Adresses" form:allow-deletes="false" form:allow-inserts="false" form:allow-updates="false" form:apply-filter="true" form:command-type="query" form:control-implementation="ooo:com.sun.star.form.component.Form" office:target-frame="" xlink:href="" xlink:type="simple" form:master-fields="&quot;Email&quot;" form:detail-fields="&quot;Primary Email&quot;">
              <form:properties>
                <form:property form:property-name="PropertyChangeNotificationEnabled" office:value-type="boolean" office:boolean-value="true"/>
                <form:property form:property-name="URL" office:value-type="string" office:string-value=""/>
              </form:properties>
              <form:fixed-text form:name="LabelField1" form:control-implementation="ooo:com.sun.star.form.component.FixedText" xml:id="control9" form:id="control9" form:label="Prénom Nom:"/>
              <form:text form:name="TextBox1" form:control-implementation="ooo:com.sun.star.form.component.TextField" xml:id="control10" form:id="control10" form:tab-stop="false" form:max-length="256" form:data-field="Fir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2" form:control-implementation="ooo:com.sun.star.form.component.TextField" xml:id="control11" form:id="control11" form:tab-stop="false" form:max-length="256" form:data-field="La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2" form:control-implementation="ooo:com.sun.star.form.component.FixedText" xml:id="control12" form:id="control12" form:label="Entreprise:"/>
              <form:text form:name="TextBox3" form:control-implementation="ooo:com.sun.star.form.component.TextField" xml:id="control13" form:id="control13" form:tab-stop="false" form:max-length="256" form:data-field="Organiz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led3" form:control-implementation="ooo:com.sun.star.form.component.FixedText" xml:id="control14" form:id="control14" form:label="Fonction:"/>
              <form:text form:name="TextBox4" form:control-implementation="ooo:com.sun.star.form.component.TextField" xml:id="control15" form:id="control15" form:tab-stop="false" form:max-length="256" form:data-field="Job Titl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4" form:control-implementation="ooo:com.sun.star.form.component.FixedText" xml:id="control16" form:id="control16" form:label="Travail:"/>
              <form:text form:name="TextBox5" form:control-implementation="ooo:com.sun.star.form.component.TextField" xml:id="control17" form:id="control17" form:tab-stop="false" form:max-length="256" form:data-field="Work Addres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5" form:control-implementation="ooo:com.sun.star.form.component.FixedText" xml:id="control18" form:id="control18" form:label="Travail:"/>
              <form:text form:name="TextBox6" form:control-implementation="ooo:com.sun.star.form.component.TextField" xml:id="control19" form:id="control19" form:tab-stop="false" form:max-length="256" form:data-field="Work Address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6" form:control-implementation="ooo:com.sun.star.form.component.FixedText" xml:id="control20" form:id="control20" form:label="Ville, CP"/>
              <form:fixed-text form:name="LabelField7" form:control-implementation="ooo:com.sun.star.form.component.FixedText" xml:id="control21" form:id="control21" form:label="Dep:"/>
              <form:text form:name="TextBox7" form:control-implementation="ooo:com.sun.star.form.component.TextField" xml:id="control22" form:id="control22" form:tab-stop="false" form:max-length="256" form:data-field="Work 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8" form:control-implementation="ooo:com.sun.star.form.component.TextField" xml:id="control23" form:id="control23" form:tab-stop="false" form:max-length="256" form:data-field="Work 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9" form:control-implementation="ooo:com.sun.star.form.component.TextField" xml:id="control24" form:id="control24" form:tab-stop="false" form:max-length="256" form:data-field="Work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8" form:control-implementation="ooo:com.sun.star.form.component.FixedText" xml:id="control25" form:id="control25" form:label="Pays:"/>
              <form:text form:name="TextBox10" form:control-implementation="ooo:com.sun.star.form.component.TextField" xml:id="control26" form:id="control26" form:tab-stop="false" form:max-length="256" form:data-field="Work Countr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form form:name="ModelFilter"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ModelLabel" form:control-implementation="ooo:com.sun.star.form.component.FixedText" xml:id="control27" form:id="control27" form:label="Model:"/>
            <form:listbox form:name="ModelList" form:control-implementation="ooo:com.sun.star.form.component.ListBox" xml:id="control28" form:id="control28" form:dropdown="true" form:size="20" form:tab-index="6" form:bound-column="1" form:list-source-type="query" form:list-source="QueryModel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ModelListChanged?language=Basic&amp;location=document" xlink:type="simple"/>
              </office:event-listeners>
            </form:listbox>
            <form:form form:name="ModelForm" form:command="Models" form:datasource="GContactOOo" form:apply-filter="true" form:command-type="tabl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cursormove" xlink:href="vnd.sun.star.script:Standard.Control.TemplateButtonInit?language=Basic&amp;location=document" xlink:type="simple"/>
                <script:event-listener script:language="ooo:script" script:event-name="form:rowchange" xlink:href="vnd.sun.star.script:Standard.Control.ModelListNameChanged?language=Basic&amp;location=document" xlink:type="simple"/>
              </office:event-listeners>
              <form:text form:name="ModelText" form:control-implementation="ooo:com.sun.star.form.component.TextField" xml:id="control29" form:id="control29" form:tab-index="7" form:data-field="Model"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button form:name="ModelButton" form:control-implementation="ooo:com.sun.star.form.component.CommandButton" xml:id="control30" form:id="control30" form:label="Nouveau"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ModelListInsert?language=Basic&amp;location=document" xlink:type="simple"/>
                </office:event-listeners>
              </form:button>
              <form:fixed-text form:name="TemplateLabel" form:control-implementation="ooo:com.sun.star.form.component.FixedText" xml:id="control31" form:id="control31" form:label="Document maitre:"/>
              <form:file form:name="TemplateButton" form:control-implementation="ooo:com.sun.star.form.component.FileControl" xml:id="control32" form:id="control32" form:tab-index="9" form:current-value="/home/pierre/GContactOOo/Model.odt">
                <form:properties>
                  <form:property form:property-name="ReadOnly" office:value-type="boolean" office:boolean-value="true"/>
                </form:properties>
                <office:event-listeners>
                  <script:event-listener script:language="ooo:script" script:event-name="form:textchange" xlink:href="vnd.sun.star.script:Standard.Control.TemplateButtonUpdate?language=Basic&amp;location=document" xlink:type="simple"/>
                </office:event-listeners>
              </form:file>
              <form:form form:name="EmailForm" form:command="Models" form:datasource="GContactOOo" form:apply-filter="true" form:command-type="tabl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checkbox form:name="EmailCheckBox" form:control-implementation="ooo:com.sun.star.form.component.CheckBox" xml:id="control33" form:id="control33" form:label="Envoi Email" form:tab-index="10" form:data-field="Email" form:input-required="false"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EmailCheckBoxToogle?language=Basic&amp;location=document" xlink:type="simple"/>
                  </office:event-listeners>
                </form:checkbox>
                <form:fixed-text form:name="SubjectLabel" form:control-implementation="ooo:com.sun.star.form.component.FixedText" xml:id="control34" form:id="control34" form:label="Email objet:"/>
                <form:text form:name="SubjectText" form:control-implementation="ooo:com.sun.star.form.component.TextField" xml:id="control35" form:id="control35" form:tab-index="11" form:value="Email subject" form:data-field="Subjec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ModelListNameChanged?language=Basic&amp;location=document" xlink:type="simple"/>
                  </office:event-listeners>
                </form:text>
                <form:textarea form:name="ContentText" form:control-implementation="ooo:com.sun.star.form.component.TextField" xml:id="control36" form:id="control36" form:tab-index="12" form:value="Email body" form:data-field="Con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xed-text form:name="FileLabel" form:control-implementation="ooo:com.sun.star.form.component.FixedText" xml:id="control37" form:id="control37" form:label="Fichiers attachés"/>
                <form:file form:name="AddButton" form:control-implementation="ooo:com.sun.star.form.component.FileControl" xml:id="control38" form:id="control38" form:tab-index="13">
                  <form:properties>
                    <form:property form:property-name="ReadOnly" office:value-type="boolean" office:boolean-value="true"/>
                  </form:properties>
                  <office:event-listeners>
                    <script:event-listener script:language="ooo:script" script:event-name="form:textchange" xlink:href="vnd.sun.star.script:Standard.Control.FileListInsert?language=Basic&amp;location=document" xlink:type="simple"/>
                  </office:event-listeners>
                </form:file>
                <form:button form:name="DeleteButton" form:control-implementation="ooo:com.sun.star.form.component.CommandButton" xml:id="control39" form:id="control39" form:label="Suprimer" form:tab-index="1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FileListDeleted?language=Basic&amp;location=document" xlink:type="simple"/>
                  </office:event-listeners>
                </form:button>
                <form:listbox form:name="FileList" form:control-implementation="ooo:com.sun.star.form.component.ListBox" xml:id="control40" form:id="control40" form:tab-index="15" form:input-required="false" form:bound-column="1" form:list-source-type="query" form:list-source="QueryFileList"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properties>
                </form:listbox>
              </form:form>
            </form:form>
          </form:form>
          <form:form form:name="BodyFilter"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ocalityLabel" form:control-implementation="ooo:com.sun.star.form.component.FixedText" xml:id="control41" form:id="control41" form:label="A"/>
            <form:text form:name="LocalityText" form:control-implementation="ooo:com.sun.star.form.component.TextField" xml:id="control42" form:id="control42" form:tab-index="17" form:value="Locality" form:data-field="Locality"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DateLabel" form:control-implementation="ooo:com.sun.star.form.component.FixedText" xml:id="control43" form:id="control43" form:label=", le"/>
            <form:date form:name="DateText" form:control-implementation="ooo:com.sun.star.form.component.DateField" xml:id="control44" form:id="control44" form:current-value="2016-02-16" form:min-value="1800-01-01" form:value="2016-01-01" form:tab-index="18" form:data-field="Dat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28/01/16"/>
              </form:properties>
            </form:date>
            <form:form form:name="BodyForm" form:command="Models" form:datasource="GContactOOo" form:allow-deletes="false" form:allow-inserts="false" form:apply-filter="true" form:command-type="table" form:navigation-mode="non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checkbox form:name="PdfCheckBox" form:control-implementation="ooo:com.sun.star.form.component.CheckBox" xml:id="control45" form:id="control45" form:label="Envoi PDF" form:tab-index="16" form:data-field="Pdf"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PdfCheckBoxToogle?language=Basic&amp;location=document" xlink:type="simple"/>
                </office:event-listeners>
              </form:checkbox>
              <form:textarea form:name="TitleText" form:control-implementation="ooo:com.sun.star.form.component.TextField" xml:id="control46" form:id="control46" form:tab-index="19" form:value="Title of document" form:data-field="Titl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textarea form:name="HeaderText" form:control-implementation="ooo:com.sun.star.form.component.TextField" xml:id="control47" form:id="control47" form:tab-index="20" form:value="Default header plain text" form:data-field="Head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name="DetailForm" form:command="Details" form:datasource="GContactOOo" form:apply-filter="true" form:command-type="tabl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grid form:name="DetailGrid" form:control-implementation="ooo:com.sun.star.form.component.GridControl" xml:id="control48" form:id="control48" form:tab-stop="true" form:tab-index="21">
                  <form:properties>
                    <form:property form:property-name="DefaultControl" office:value-type="string" office:string-value="com.sun.star.form.control.GridControl"/>
                    <form:property form:property-name="HasNavigationBar" office:value-type="boolean" office:boolean-value="false"/>
                  </form:properties>
                  <form:column form:name="TextField1" form:control-implementation="ooo:TextField" form:label="Text">
                    <form:text xml:id="control49" form:id="control49" form:data-field="Te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y form:property-name="Width" office:value-type="float" office:value="1300"/>
                      </form:properties>
                    </form:text>
                  </form:column>
                  <form:column form:name="FormattedField1" form:control-implementation="ooo:FormattedField" form:label="Price" form:text-style-name="ctrl1">
                    <form:formatted-text xml:id="control50" form:id="control50" form:data-field="Pric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200,00"/>
                        <form:property form:property-name="Width" office:value-type="float" office:value="300"/>
                      </form:properties>
                    </form:formatted-text>
                  </form:column>
                </form:grid>
              </form:form>
              <form:text form:name="ChargeLabel" form:control-implementation="ooo:com.sun.star.form.component.TextField" xml:id="control51" form:id="control51" form:value="Fixed charge" form:data-field="Charge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ChargeText" form:control-implementation="ooo:com.sun.star.form.component.NumericField" xml:id="control52" form:id="control52" form:tab-index="22" form:data-field="Charg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text form:name="TotalLabel" form:control-implementation="ooo:com.sun.star.form.component.TextField" xml:id="control53" form:id="control53" form:value="Total" form:data-field="Total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name="TotalForm" form:command="QueryTotal" form:datasource="GContactOOo" form:apply-filter="true" form:command-type="query"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form:formatted-text form:name="TotalText" form:control-implementation="ooo:com.sun.star.form.component.NumericField" xml:id="control54" form:id="control54" form:readonly="true" form:tab-index="23" form:data-field="Total"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form>
              <form:textarea form:name="FooterText" form:control-implementation="ooo:com.sun.star.form.component.TextField" xml:id="control55" form:id="control55" form:tab-index="24" form:value="Default footer plain text" form:data-field="Foo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1" svg:width="3.063cm" svg:height="0.6cm" svg:x="2cm" svg:y="2cm" draw:control="control2"/>
      <draw:control text:anchor-type="page" text:anchor-page-number="1" draw:z-index="1" draw:style-name="gr2" draw:text-style-name="P2" svg:width="7.801cm" svg:height="0.6cm" svg:x="5.062cm" svg:y="2.05cm" draw:control="control1"/>
      <draw:control text:anchor-type="page" text:anchor-page-number="1" draw:z-index="2" draw:style-name="gr2" draw:text-style-name="P2" svg:width="8cm" svg:height="2.102cm" svg:x="2cm" svg:y="2.701cm" draw:control="control3"/>
      <draw:control text:anchor-type="page" text:anchor-page-number="1" draw:z-index="3" draw:style-name="gr1" draw:text-style-name="P3" svg:width="0.802cm" svg:height="1.001cm" svg:x="10.1cm" svg:y="2.701cm" draw:control="control4"/>
      <draw:control text:anchor-type="page" text:anchor-page-number="1" draw:z-index="4" draw:style-name="gr1" draw:text-style-name="P3" svg:width="0.802cm" svg:height="1.001cm" svg:x="10.1cm" svg:y="3.75cm" draw:control="control5"/>
      <draw:control text:anchor-type="page" text:anchor-page-number="1" draw:z-index="5" draw:style-name="gr2" draw:text-style-name="P2" svg:width="8cm" svg:height="2.102cm" svg:x="11cm" svg:y="2.701cm" draw:control="control8"/>
      <draw:control text:anchor-type="page" text:anchor-page-number="1" draw:z-index="6" draw:style-name="gr1" draw:text-style-name="P4" svg:width="2.834cm" svg:height="0.6cm" svg:x="2.051cm" svg:y="5.05cm" draw:control="control9"/>
      <draw:control text:anchor-type="page" text:anchor-page-number="1" draw:z-index="7" draw:style-name="gr3" draw:text-style-name="P4" svg:width="7.002cm" svg:height="0.6cm" svg:x="4.9cm" svg:y="5.05cm" draw:control="control10"/>
      <draw:control text:anchor-type="page" text:anchor-page-number="1" draw:z-index="8" draw:style-name="gr3" draw:text-style-name="P4" svg:width="7.051cm" svg:height="0.6cm" svg:x="11.94cm" svg:y="5.05cm" draw:control="control11"/>
      <draw:control text:anchor-type="page" text:anchor-page-number="1" draw:z-index="9" draw:style-name="gr1" draw:text-style-name="P5" svg:width="2.835cm" svg:height="0.6cm" svg:x="2.051cm" svg:y="5.71cm" draw:control="control12"/>
      <draw:control text:anchor-type="page" text:anchor-page-number="1" draw:z-index="10" draw:style-name="gr3" draw:text-style-name="P4" svg:width="14.101cm" svg:height="0.6cm" svg:x="4.9cm" svg:y="5.71cm" draw:control="control13"/>
      <draw:control text:anchor-type="page" text:anchor-page-number="1" draw:z-index="11" draw:style-name="gr1" draw:text-style-name="P5" svg:width="2.832cm" svg:height="0.6cm" svg:x="2.053cm" svg:y="6.369cm" draw:control="control14"/>
      <draw:control text:anchor-type="page" text:anchor-page-number="1" draw:z-index="12" draw:style-name="gr3" draw:text-style-name="P4" svg:width="14.101cm" svg:height="0.6cm" svg:x="4.9cm" svg:y="6.369cm" draw:control="control15"/>
      <draw:control text:anchor-type="page" text:anchor-page-number="1" draw:z-index="13" draw:style-name="gr1" draw:text-style-name="P4" svg:width="2.834cm" svg:height="0.6cm" svg:x="2.051cm" svg:y="7.05cm" draw:control="control16"/>
      <draw:control text:anchor-type="page" text:anchor-page-number="1" draw:z-index="14" draw:style-name="gr3" draw:text-style-name="P4" svg:width="14.101cm" svg:height="0.6cm" svg:x="4.9cm" svg:y="7.05cm" draw:control="control17"/>
      <draw:control text:anchor-type="page" text:anchor-page-number="1" draw:z-index="15" draw:style-name="gr1" draw:text-style-name="P5" svg:width="2.835cm" svg:height="0.6cm" svg:x="2.05cm" svg:y="7.699cm" draw:control="control18"/>
      <draw:control text:anchor-type="page" text:anchor-page-number="1" draw:z-index="16" draw:style-name="gr3" draw:text-style-name="P4" svg:width="14.101cm" svg:height="0.6cm" svg:x="4.9cm" svg:y="7.699cm" draw:control="control19"/>
      <draw:control text:anchor-type="page" text:anchor-page-number="1" draw:z-index="17" draw:style-name="gr1" draw:text-style-name="P4" svg:width="1.669cm" svg:height="0.6cm" svg:x="2.05cm" svg:y="8.35cm" draw:control="control20"/>
      <draw:control text:anchor-type="page" text:anchor-page-number="1" draw:z-index="18" draw:style-name="gr1" draw:text-style-name="P5" svg:width="1.001cm" svg:height="0.6cm" svg:x="3.884cm" svg:y="8.35cm" draw:control="control21"/>
      <draw:control text:anchor-type="page" text:anchor-page-number="1" draw:z-index="19" draw:style-name="gr3" draw:text-style-name="P4" svg:width="6.481cm" svg:height="0.6cm" svg:x="4.9cm" svg:y="8.35cm" draw:control="control22"/>
      <draw:control text:anchor-type="page" text:anchor-page-number="1" draw:z-index="20" draw:style-name="gr3" draw:text-style-name="P4" svg:width="2.992cm" svg:height="0.6cm" svg:x="11.384cm" svg:y="8.35cm" draw:control="control23"/>
      <draw:control text:anchor-type="page" text:anchor-page-number="1" draw:z-index="21" draw:style-name="gr3" draw:text-style-name="P4" svg:width="4.626cm" svg:height="0.6cm" svg:x="14.376cm" svg:y="8.35cm" draw:control="control24"/>
      <draw:control text:anchor-type="page" text:anchor-page-number="1" draw:z-index="22" draw:style-name="gr1" draw:text-style-name="P5" svg:width="9.335cm" svg:height="0.6cm" svg:x="2.05cm" svg:y="8.999cm" draw:control="control25"/>
      <draw:control text:anchor-type="page" text:anchor-page-number="1" draw:z-index="23" draw:style-name="gr3" draw:text-style-name="P4" svg:width="7.617cm" svg:height="0.6cm" svg:x="11.384cm" svg:y="8.999cm" draw:control="control26"/>
      <draw:control text:anchor-type="page" text:anchor-page-number="1" draw:z-index="24" draw:style-name="gr1" draw:text-style-name="P1" svg:width="2.834cm" svg:height="0.6cm" svg:x="2.051cm" svg:y="9.901cm" draw:control="control27"/>
      <draw:control text:anchor-type="page" text:anchor-page-number="1" draw:z-index="25" draw:style-name="gr2" draw:text-style-name="P4" svg:width="5.16cm" svg:height="0.6cm" svg:x="4.9cm" svg:y="9.901cm" draw:control="control28"/>
      <draw:control text:anchor-type="page" text:anchor-page-number="1" draw:z-index="26" draw:style-name="gr2" draw:text-style-name="P4" svg:width="6.7cm" svg:height="0.6cm" svg:x="10.063cm" svg:y="9.901cm" draw:control="control29"/>
      <draw:control text:anchor-type="page" text:anchor-page-number="1" draw:z-index="27" draw:style-name="gr2" draw:text-style-name="P3" svg:width="2.2cm" svg:height="0.6cm" svg:x="16.799cm" svg:y="9.901cm" draw:control="control30"/>
      <draw:control text:anchor-type="page" text:anchor-page-number="1" draw:z-index="28" draw:style-name="gr1" draw:text-style-name="P4" svg:width="3.502cm" svg:height="0.6cm" svg:x="2.051cm" svg:y="10.567cm" draw:control="control31"/>
      <draw:control text:anchor-type="page" text:anchor-page-number="1" draw:z-index="29" draw:style-name="gr2" draw:text-style-name="P3" svg:width="12.327cm" svg:height="0.6cm" svg:x="6.733cm" svg:y="10.567cm" draw:control="control32"/>
      <draw:control text:anchor-type="page" text:anchor-page-number="1" draw:z-index="30" draw:style-name="gr1" draw:text-style-name="P6" svg:width="3.502cm" svg:height="0.6cm" svg:x="2.05cm" svg:y="11.568cm" draw:control="control33"/>
      <draw:control text:anchor-type="page" text:anchor-page-number="1" draw:z-index="31" draw:style-name="gr1" draw:text-style-name="P7" svg:width="3.017cm" svg:height="0.6cm" svg:x="5.719cm" svg:y="11.568cm" draw:control="control34"/>
      <draw:control text:anchor-type="page" text:anchor-page-number="1" draw:z-index="32" draw:style-name="gr2" draw:text-style-name="P4" svg:width="10.365cm" svg:height="0.6cm" svg:x="8.636cm" svg:y="11.568cm" draw:control="control35"/>
      <draw:control text:anchor-type="page" text:anchor-page-number="1" draw:z-index="33" draw:style-name="gr2" draw:text-style-name="P4" svg:width="17.003cm" svg:height="2.5cm" svg:x="2cm" svg:y="12.25cm" draw:control="control36"/>
      <draw:control text:anchor-type="page" text:anchor-page-number="1" draw:z-index="34" draw:style-name="gr1" draw:text-style-name="P7" svg:width="4.001cm" svg:height="0.6cm" svg:x="2.051cm" svg:y="14.834cm" draw:control="control37"/>
      <draw:control text:anchor-type="page" text:anchor-page-number="1" draw:z-index="35" draw:style-name="gr1" draw:text-style-name="P3" svg:width="13.502cm" svg:height="0.6cm" svg:x="5.5cm" svg:y="14.834cm" draw:control="control38"/>
      <draw:control text:anchor-type="page" text:anchor-page-number="1" draw:z-index="36" draw:style-name="gr1" draw:text-style-name="P3" svg:width="2.2cm" svg:height="0.602cm" svg:x="2.385cm" svg:y="16.349cm" draw:control="control39"/>
      <draw:control text:anchor-type="page" text:anchor-page-number="1" draw:z-index="37" draw:style-name="gr2" draw:text-style-name="P4" svg:width="13.502cm" svg:height="1.5cm" svg:x="5.5cm" svg:y="15.501cm" draw:control="control40"/>
      <draw:control text:anchor-type="page" text:anchor-page-number="1" draw:z-index="38" draw:style-name="gr1" draw:text-style-name="P6" svg:width="3.5cm" svg:height="0.6cm" svg:x="2.051cm" svg:y="17.501cm" draw:control="control45"/>
      <draw:control text:anchor-type="page" text:anchor-page-number="1" draw:z-index="39" draw:style-name="gr1" draw:text-style-name="P4" svg:width="0.5cm" svg:height="0.668cm" svg:x="7.885cm" svg:y="17.501cm" draw:control="control41"/>
      <draw:control text:anchor-type="page" text:anchor-page-number="1" draw:z-index="40" draw:style-name="gr2" draw:text-style-name="P4" svg:width="6.501cm" svg:height="0.668cm" svg:x="8.386cm" svg:y="17.501cm" draw:control="control42"/>
      <draw:control text:anchor-type="page" text:anchor-page-number="1" draw:z-index="41" draw:style-name="gr1" draw:text-style-name="P4" svg:width="1.001cm" svg:height="0.668cm" svg:x="14.885cm" svg:y="17.501cm" draw:control="control43"/>
      <draw:control text:anchor-type="page" text:anchor-page-number="1" draw:z-index="42" draw:style-name="gr4" draw:text-style-name="P4" svg:width="3.169cm" svg:height="0.668cm" svg:x="15.886cm" svg:y="17.501cm" draw:control="control44"/>
      <draw:control text:anchor-type="page" text:anchor-page-number="1" draw:z-index="43" draw:style-name="gr2" draw:text-style-name="P8" svg:width="13.001cm" svg:height="0.9cm" svg:x="4.053cm" svg:y="18.249cm" draw:control="control46"/>
      <draw:control text:anchor-type="page" text:anchor-page-number="1" draw:z-index="44" draw:style-name="gr2" draw:text-style-name="P4" svg:width="17.001cm" svg:height="2.401cm" svg:x="2cm" svg:y="19.2cm" draw:control="control47"/>
      <draw:control text:anchor-type="page" text:anchor-page-number="1" draw:z-index="45" draw:style-name="gr2" draw:text-style-name="P9" svg:width="17.001cm" svg:height="3.2cm" svg:x="2cm" svg:y="21.699cm" draw:control="control48"/>
      <draw:control text:anchor-type="page" text:anchor-page-number="1" draw:z-index="46" draw:style-name="gr1" draw:text-style-name="P4" svg:width="5.501cm" svg:height="0.602cm" svg:x="2cm" svg:y="25cm" draw:control="control51"/>
      <draw:control text:anchor-type="page" text:anchor-page-number="1" draw:z-index="47" draw:style-name="gr2" draw:text-style-name="P3" svg:width="3.001cm" svg:height="0.602cm" svg:x="7.5cm" svg:y="25cm" draw:control="control52"/>
      <draw:control text:anchor-type="page" text:anchor-page-number="1" draw:z-index="48" draw:style-name="gr2" draw:text-style-name="P10" svg:width="5.501cm" svg:height="0.602cm" svg:x="10.5cm" svg:y="25cm" draw:control="control53"/>
      <draw:control text:anchor-type="page" text:anchor-page-number="1" draw:z-index="49" draw:style-name="gr3" draw:text-style-name="P3" svg:width="3.001cm" svg:height="0.602cm" svg:x="16cm" svg:y="25cm" draw:control="control54"/>
      <draw:control text:anchor-type="page" text:anchor-page-number="1" draw:z-index="50" draw:style-name="gr2" draw:text-style-name="P4" svg:width="17.001cm" svg:height="2.001cm" svg:x="2cm" svg:y="25.7cm" draw:control="control55"/>
      <draw:control text:anchor-type="page" text:anchor-page-number="1" draw:z-index="51" draw:style-name="gr1" draw:text-style-name="P3" svg:width="3.001cm" svg:height="0.6cm" svg:x="16cm" svg:y="2cm" draw:control="control7"/>
      <draw:control text:anchor-type="page" text:anchor-page-number="1" draw:z-index="52" draw:style-name="gr1" draw:text-style-name="P3" svg:width="3.001cm" svg:height="0.6cm" svg:x="12.899cm" svg:y="2cm" draw:control="control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1:28:18.829640721</meta:creation-date>
    <meta:generator>LibreOffice/5.1.0.3$Linux_x86 LibreOffice_project/10m0$Build-3</meta:generator>
    <meta:editing-duration>P2DT20H42M39S</meta:editing-duration>
    <meta:editing-cycles>760</meta:editing-cycles>
    <meta:initial-creator>2-1058443 480 849 462 00027</meta:initial-creator>
    <dc:date>2016-03-01T14:51:32.075672513</dc:date>
    <meta:document-statistic meta:table-count="0" meta:image-count="0" meta:object-count="0" meta:page-count="1" meta:paragraph-count="0" meta:word-count="0" meta:character-count="0" meta:non-whitespace-character-count="0"/>
  </office:meta>
</office:document-meta>
</file>

<file path=Basic/Standard/Control.xml><?xml version="1.0" encoding="utf-8"?>
<!DOCTYPE module  PUBLIC '-//OpenOffice.org//DTD OfficeDocument 1.0//EN'  'module.dtd'>
<script:module xmlns:script="http://openoffice.org/2000/script" script:name="Control" script:language="StarBasic">REM  *****  BASIC  *****

Option Explicit

Sub DocumentOpen(oEvent As Object)
Dim oDispatcher As Object
Dim oDoc As Object
Dim mArg(0) as new com.sun.star.beans.PropertyValue
	' No Menu, no Ruler
	oDispatcher = createUnoService("com.sun.star.frame.DispatchHelper")
	oDoc = ThisComponent.CurrentController.Frame
	mArg(0).Name = "Ruler"
	mArg(0).Value = False
	oDispatcher.executeDispatch(oDoc, ".uno:Ruler", "", 0, mArg())
	oDoc.LayoutManager.setVisible(False)
	DataBaseInit()
End Sub


Sub DocumentClose(oEvent As Object)
Dim oDispatcher As Object
Dim mArg(0) as new com.sun.star.beans.PropertyValue
	oDispatcher = createUnoService("com.sun.star.frame.DispatchHelper")
	mArg(0).Name = "Ruler"
	mArg(0).Value = True
	oDispatcher.executeDispatch(ThisComponent.CurrentController.Frame, ".uno:Ruler", "", 0, mArg())
End Sub


Sub DataSourceInit(sDbName As String)
Dim oForm As Object
	oForm = ThisComponent.DrawPage.Forms.getByName("MainForm")
	oForm.getByName("GroupFilter").getByName("GroupForm").DataSourceName = sDbName
	oForm.getByName("AddressFilter").getByName("AddressForm").DataSourceName = sDbName
End Sub


Sub ColumnIdInit(sColumnId As String)
Dim oForm As Object
	oForm = ThisComponent.DrawPage.Forms.getByName("MainForm")
	oForm.getByName("GroupFilter").getByName("GroupList").Tag = sColumnId
End Sub


Sub GroupListChanged(oEvent As Object)
Dim oEmailList As Object
Dim sColumnId As String
Dim sAlias As String
Dim sTable As String
Dim sSql As String
	sColumnId = oEvent.Source.Model.Tag
	sAlias = sColumnId &amp; "-1"
	sTable = oEvent.Source.Model.ValueItemList(oEvent.Selected)
	sSql = "SELECT """ &amp; sColumnId &amp; """, """ &amp; sColumnId &amp; """ AS """ &amp; sAlias &amp; """ FROM """ &amp; sTable &amp; """ ORDER BY """ &amp; sColumnId &amp; """ ASC"
	oEmailList = oEvent.Source.Model.Parent.getByName("GroupForm").getByName("EmailList")
	oEmailList.ListSource = Array(sSql)
	oEmailList.refresh()
End Sub


Sub EmailListInsert(oEvent As Object)
Dim oConnection As Object
Dim oForm As Object
Dim mValues As Object
Dim oAddressList As Object
	oForm = ThisComponent.DrawPage.Forms.getByName("MainForm")
	mValues = oForm.getByName("GroupFilter").getByName("GroupForm").getByName("EmailList").SelectedValues()
	oConnection = oForm.getByName("AddressFilter").ActiveConnection
	InsertAddress(oConnection, mValues)
	oAddressList = oForm.getByName("AddressFilter").getByName("AddressList")
	oAddressList.refresh()
	UpdateFilter(oConnection, "Email", oAddressList.SelectedValue())
	oAddressList.Parent.reload()
End Sub


Sub AddressListChanged(oEvent As Object)
	UpdateFilter(oEvent.Source.Model.Parent.ActiveConnection, "Email", oEvent.Source.Model.SelectedValue())
	oEvent.Source.Model.Parent.reload()
End Sub


Sub AddressListDeleted(oEvent As Object)
Dim oAddressList As Object
	oAddressList = ThisComponent.DrawPage.Forms.getByName("MainForm").getByName("AddressFilter").getByName("AddressList")
	DeleteAddress(oAddressList.Parent.ActiveConnection, oAddressList.SelectedValues())
	oAddressList.refresh()
	UpdateFilter(oAddressList.Parent.ActiveConnection, "Email", oAddressList.SelectedValue())
	oAddressList.Parent.reload()
End Sub


Sub ModelListChanged(oEvent As Object)
Dim oConnection As Object
Dim oForm As Object
Dim sValue As String
	oForm = ThisComponent.DrawPage.Forms.getByName("MainForm")
	sValue = oEvent.Source.Model.ValueItemList(oEvent.Selected)
	oConnection = oEvent.Source.Model.Parent.ActiveConnection
	UpdateFilter(oConnection, "Model", sValue)
	oEvent.Source.Model.DefaultSelection = Array(oEvent.Selected)
	oForm.getByName("BodyFilter").reload()
	oForm.getByName("ModelFilter").reload()
	oForm.getByName("ModelFilter").getByName("ModelList").refresh()
	oForm.getByName("BodyFilter").getByName("BodyForm").getByName("TotalForm").reload()
	oForm.getByName("ModelFilter").getByName("ModelForm").getByName("EmailForm").getByName("FileList").refresh()
End Sub


Sub ModelListNameChanged(oEvent As Object)
	ThisComponent.DrawPage.Forms.getByName("MainForm").getByName("ModelFilter").getByName("ModelList").refresh()
End Sub


Sub ModelListInsert(oEvent As Object)
Dim oForm As Object
	oForm = oEvent.Source.Model.Parent
	InsertModels(oForm.ActiveConnection, "New model")
	oForm.Parent.getByName("ModelList").refresh()
End Sub


Sub TotalUpdate(oEvent As Object)
Dim oForm As Object
	oForm = ThisComponent.DrawPage.Forms.getByName("MainForm")
	oForm.getByName("BodyFilter").getByName("BodyForm").getByName("TotalForm").reload()
End Sub


Sub FileListInsert(oEvent As Object)
Dim oForm As Object
	oForm = oEvent.Source.Model.Parent
	InsertFiles(oForm.ActiveConnection, oEvent.Source.Model.text)
	oForm.getByName("FileList").refresh()
End Sub


Sub TemplateButtonUpdate(oEvent As Object)
Dim oForm As Object
	oForm = oEvent.Source.Model.Parent
	UpdateTemplate(oForm.ActiveConnection, oEvent.Source.Model.text)
End Sub

Sub TemplateButtonInit(oEvent As Object)
	oEvent.Source.getByName("TemplateButton").text = GetTemplate(oEvent.Source.ActiveConnection)
End Sub


Sub FileListDeleted(oEvent As Object)
Dim oForm As Object
Dim oFileList As Object
Dim oSelectedItems As Object
	oForm =  oEvent.Source.Model.Parent
	oFileList = oForm.getByName("FileList")
	oSelectedItems = oFileList.SelectedItems()
	If UBound(oSelectedItems) = -1 Then
		Exit Sub
	End If
Dim mValues(UBound(oSelectedItems)) As String
Dim i As Integer
	For i = LBound(oSelectedItems) To UBound(oSelectedItems)
		mValues(i) = oFileList.StringItemList(oSelectedItems(i))
	Next i
	DeleteFiles(oForm.ActiveConnection, mValues)
	oFileList.refresh()
End Sub


Sub EmailCheckBoxToogle(oEvent As Object)
Dim oForm As Object
	oForm = oEvent.Source.Model.Parent
	ToogleForm(oForm, oEvent.Source.Model.Name, oEvent.Selected)
End Sub


Sub PdfCheckBoxToogle(oEvent As Object)
Dim oForm As Object
	oForm = oEvent.Source.Model.Parent.Parent
	ToogleForm(oForm, oEvent.Source.Model.Name, oEvent.Selected)
End Sub


Sub ToogleForm(oForm As Object, _
			   sName As String, _
			   nValue As Integer)
Dim i As Integer
	For i = 0 To oForm.Count() - 1
		If oForm.getByIndex(i).SupportsService("stardiv.one.form.component.Form") Then
			ToogleForm(oForm.getByIndex(i), sName, nValue)
		ElseIf oForm.getByIndex(i).Name &lt;&gt; sName Then
			ThisComponent.CurrentController.getControl(oForm.getByIndex(i)).setEnable(nValue)
		End If
	Next i
End Sub


Sub SetupButtonExecuted(oEvent As Object)
Dim oMergeConnection As Object
Dim sMessage As String
	oMergeConnection = ThisComponent.DrawPage.Forms.getByName("MainForm").ActiveConnection
	DataBaseSetup(sMessage, oMergeConnection)
End Sub


Sub SendButtonExecuted(oEvent As Object)
Dim oMergeConnection As Object
Dim oAddressConnection As Object
Dim oForm As Object
	oForm = ThisComponent.DrawPage.Forms.getByName("MainForm")
	oMergeConnection = oForm.ActiveConnection
	oAddressConnection = oForm.getByName("GroupFilter").getByName("GroupForm").ActiveConnection
	MailMerge(oMergeConnection, oAddressConnection)
End Sub

</script:module>
</file>

<file path=Basic/Standard/DataBase.xml><?xml version="1.0" encoding="utf-8"?>
<!DOCTYPE module  PUBLIC '-//OpenOffice.org//DTD OfficeDocument 1.0//EN'  'module.dtd'>
<script:module xmlns:script="http://openoffice.org/2000/script" script:name="DataBase" script:language="StarBasic">REM  *****  BASIC  *****

Option Explicit

Private oDbMerge As Object
Private oDialog As Object
Const sDbMerge = "GContactOOo"


Sub DataBaseInit()
Dim oConnection As Object
Dim sDbName As String
Dim sErrorMsg As String
	' Check if the Merge database is registred
	If OpenDbConnection(oDbMerge, sDbMerge, sErrorMsg) Then
		' Get the name of AddressBook database
		sDbName = GetAddressDataBase(oDbMerge)
		' Check if it's a Thunderbird AddressBook
		If CheckAddressQuery(sDbName) Then
			' Open Thunderbird AddressBook
			If OpenDbConnection(oConnection, sDbName, sErrorMsg) Then
				If CheckAddressTables(oConnection) Then
					If CheckAddressColumns(oConnection) Then
						CloseDbConnection(oDbMerge)
						CloseDbConnection(oConnection)
						Exit Sub
					End If
				End If
			End If
		End If
	Else
		MsgBox(sErrorMsg)
		ThisComponent.CurrentController.Frame.Close(False)
		Exit Sub
	End If
	DataBaseSetup(sErrorMsg)
	CloseDbConnection(oDbMerge)
	'ThisComponent.CurrentController.Frame.Close(False)
End Sub


Sub DataBaseSetup(sMessage As String, _
				  Optional oConnection As Object)
Dim nResult As Integer
	If Not IsMissing(oConnection) Then
		oDbMerge = oConnection
	End If
	nResult = ShowDialog(sDbMerge, sMessage)
End Sub


Function ShowDialog(sDbName As String, _
					sMessage As String) As Integer
Dim oListener As Object
'Dim oButtonListener As Object
Dim oContext As Object
Dim oLabel As Object
Dim i As Integer
	If Not DialogLibraries.isLibraryLoaded("Standard") Then
		DialogLibraries.loadLibrary("Standard")
	End If
	oContext = CreateUnoService("com.sun.star.sdb.DatabaseContext")
	oDialog = CreateUnoDialog(DialogLibraries.Standard.Dialog1)
	For i = LBound(oContext.ElementNames) To UBound(oContext.ElementNames)
		If oContext.ElementNames(i) &lt;&gt; sDbName Then
			oDialog.getControl("ListBox1").AddItem(oContext.ElementNames(i), i)
		End If
	Next i
	oListener = CreateUnoListener("listbox_", "com.sun.star.awt.XActionListener")
	oDialog.getControl("ListBox1").addActionListener(oListener)
	'oButtonListener = CreateUnoListener("button_", "com.sun.star.awt.XActionListener")
	'oDialog.getControl("Button1").addActionListener(oButtonListener)
	'oDialog.getControl("Button2").addActionListener(oButtonListener)
	oDialog.getControl("Label2").text = sMessage
	ShowDialog = oDialog.execute()
	'oDialog.dispose()
End Function


Sub listbox_ActionPerformed(oEvent As Object)
Dim oConnection As Object
Dim sDbName As String
Dim sErrorMsg As String
	sDbName = oEvent.Source.SelectedItem
	If CheckAddressDataBase(sDbName, sErrorMsg) Then
		If OpenDbConnection(oConnection, sDbName, sErrorMsg) Then
			If Not CheckAddressTables(oConnection) Then
				UpdateAddressTables(oDbMerge, oConnection.Tables)
			End If
			If Not CheckAddressColumns(oConnection) Then
				UpdateAddressColumns(oDbMerge, oConnection.Tables.getByIndex(0).Columns)
				ColumnIdInit(GetAddressColumnId(oDbMerge))
				MakeAddressQueries(oDbMerge, sDbName)
			End If
			If Not CheckAddressQuery(sDbName) Then
				MakeAddressQueries(oDbMerge, sDbName)
			End If
			CloseDbConnection(oConnection)
			DataSourceInit(sDbName)
			oDialog.getControl("Button1").Model.Enabled = True
			oDialog.getControl("Button2").Model.Enabled = False
			oDialog.getControl("Label2").text = sDbName &amp; " seem to be a Thunderbird AddressBook..."
			Exit Sub
		End If
	End If
	oDialog.getControl("Button1").Model.Enabled = False
	oDialog.getControl("Button2").Model.Enabled = True
	oDialog.getControl("Label2").text = sErrorMsg
End Sub


Sub button_ActionPerformed(oEvent)
	'oDialog.getControl("Label2").text = "Ca marche"
'	If oEvent.Source.getModel().PushButtonType = 1 Then
	UpdateFilter(oDbMerge, "DataBase", "test")
'	End If
	'MsgBox(oEvent.Source.getModel().DefaulfButton)
End Sub


Function CheckAddressDataBase(sName As String, _
							  sErrorMsg As String) As Boolean
Dim oConnection As Object
Dim sMsg As String
Dim i As Integer
	sMsg = sName &amp; "doesn't seem to be a Thunderbird AddressBook!!!" &amp; CHR(13)
	If Not OpenDbConnection(oConnection, sName, sErrorMsg) Then
		Exit Function
	ElseIf (oConnection.Tables.Count &lt; 7) Then
		sErrorMsg = sMsg &amp; "Number of table: " &amp; oConnection.Tables.Count &amp; " don't match!!!"
		CloseDbConnection(oConnection)
		Exit Function
	ElseIf (oConnection.Tables.Count - oConnection.Views.Count) &lt;&gt; 2 Then
		sErrorMsg = sMsg &amp; "Number of view don't match!!!"
		CloseDbConnection(oConnection)
		Exit Function
	Else
		For i = 0 To 7
			If (oConnection.Tables.getByIndex(i).Columns.Count &lt;&gt; 37) Then
				sErrorMsg = sMsg &amp; "Number of columns don't match!!!"
				CloseDbConnection(oConnection)
				Exit Function
			End If
		Next i
	End If
	CloseDbConnection(oConnection)
	CheckAddressDataBase = True
End Function


Function CheckAddressTables(oConnection As Object) As Boolean
Dim oResult As Object
Dim i as Integer
	oResult = oDbMerge.prepareCommand("QueryAddressTable", 1).executeQuery()
	While oResult.next()
		If Not oConnection.Tables.hasByName(oResult.getString(1)) Then
			Exit Function
		End If
		i = i + 1
	WEnd
	CheckAddressTables = (i = oConnection.Tables.Count)
End Function


Function CheckAddressColumns(oConnection As Object) As Boolean
Dim oColumns As Object
Dim oResult As Object
Dim i as Integer
	oColumns = oConnection.Tables.getByIndex(0).Columns
	oResult = oDbMerge.prepareCommand("QueryAddressColumn", 1).executeQuery()
	While oResult.next()
		If Not oColumns.hasByName(oResult.getString(1)) Then
			Exit Function
		End If
		i = i + 1
	WEnd
	CheckAddressColumns = (i = oColumns.Count)
End Function


Function CheckAddressQuery(sName As String) As Boolean
Dim oContext As Object
Dim oQueryDefinitions As Object
Dim i As Integer
	oContext = createUnoService("com.sun.star.sdb.DatabaseContext")
	If oContext.hasByName(sName) Then
		oQueryDefinitions = oContext.getByName(sName).getQueryDefinitions()
		For i = GetAddressQueries("LBound") To GetAddressQueries("UBound")
			If Not oQueryDefinitions.hasByName(GetAddressQueries("Name", i)) Then
				Exit Function
			End If
		Next i
	End If
	CheckAddressQuery = True
End Function


Sub MakeAddressQueries(oConnection As Object, _
					   sDbName As String) 
Dim oContext As Object
Dim oQueryDefinitions As Object
Dim i As Integer
	oContext = createUnoService("com.sun.star.sdb.DatabaseContext")
	oQueryDefinitions = oContext.getByName(sDbName).getQueryDefinitions()
	For i = GetAddressQueries("LBound") To GetAddressQueries("UBound")
		MakeAddressQuery(oConnection, oQueryDefinitions, GetAddressQueries("Name", i), i) 
	Next i
End Sub


Sub MakeAddressQuery(oConnection As Object, _
					 oQueryDefinitions As Object, _
					 sQueryName As String, _
					 nIndex As Integer) 
Dim oQueryDefinition As Object
	If oQueryDefinitions.hasByName(sQueryName) Then
		oQueryDefinitions.removeByName(sQueryName)
	End If
	oQueryDefinition = createUnoService("com.sun.star.sdb.QueryDefinition")
	oQueryDefinition.Command = GetAddressQueries("Sql", nIndex, oConnection)
	oQueryDefinitions.insertByName(sQueryName, oQuerydefinition)
End Sub

</script:module>
</file>

<file path=Basic/Standard/MailMerge.xml><?xml version="1.0" encoding="utf-8"?>
<!DOCTYPE module  PUBLIC '-//OpenOffice.org//DTD OfficeDocument 1.0//EN'  'module.dtd'>
<script:module xmlns:script="http://openoffice.org/2000/script" script:name="MailMerge" script:language="StarBasic">REM  *****  BASIC  *****

Option Explicit

Private oEmailService As Object
Private sEmailBody As String
Private mEmailAttachments() As Object
Const nEmailAttachmentMaxSizeMo = 5


Sub MailMerge(oMergeConnection As Object, _
			  oAddressConnection As Object)
	Dim sErrorMsg As String
	If oMergeConnection.Tables.hasByName("AddressMerge") Then
		DeleteAddressMerge(oMergeConnection)
	Else
		MakeAddressMerge(oMergeConnection)
	End If
	Dim aEmailAddress: aEmailAddress = GetEmailAddress(oMergeConnection)
	If UBound(aEmailAddress) = -1 Then
		MsgBox("No address selected!!! Check your settings")
		Exit Sub
	End If
	Dim i As Integer
	Dim sSqlSelect As String, sSqlInsert As String
	sSqlSelect = GetSqlSelectAddress(oMergeConnection)
	sSqlInsert = GetSqlInsertAddress(oMergeConnection)
	For i = LBound(aEmailAddress) To UBound(aEmailAddress)
		InsertAddressMerge(oMergeConnection, sSqlInsert, GetAddress(oAddressConnection, sSqlSelect, aEmailAddress(i)))
	Next i
	Dim oStatment: oStatment = oMergeConnection.prepareCommand("QueryModelFilter", 1)
	Dim oResultSet: oResultSet = oStatment.executeQuery()
	Dim sModel As String, sSubject As String, sModelUrl As String
	Dim bEmail As Boolean, bPdf As Boolean
	If oResultSet.next() Then
		sModel = oResultSet.getString(1)
		bEmail = oResultSet.getBoolean(2)
		sSubject = oResultSet.getString(3)
		sEmailBody = oResultSet.getString(4)
		bPdf = oResultSet.getBoolean(5)
		sModelUrl = ConvertToURL(oResultSet.getString(6))
		i = oResultSet.getInt(7)
		If bPdf Then
			ReDim mEmailAttachments(i)
		ElseIf i &gt; 0 Then
			ReDim mEmailAttachments(i -1)
		End If
	Else
		MsgBox("DataBase Error!!! Check 'Models' table")
		Exit Sub
	End If
	If Not CheckModelFile(sModelUrl) Then
		MsgBox("No master document provided!!! Check your configuration")
		Exit Sub
	End If
	i = 0
	If bPdf Then
		Dim oReportUrl As New com.sun.star.util.URL
		If Not GetReportUrl(oMergeConnection, sModel, oReportUrl, sErrorMsg) Then
			MsgBox(sErrorMsg)
			Exit Sub
		End If
		MakeMailMerge(oMergeConnection, sModelUrl, oReportUrl.Main)
		Dim oDocUrl: oDocUrl = GetIndexedUrl(oReportUrl, 0)
		Dim oDoc: oDoc = OpenDocument(oDocUrl.Main, True)
		Dim oPdfUrl: oPdfUrl = GetIndexedUrl(oReportUrl, -1, "pdf", sModel)
		Dim nPage As Integer
		nPage = (oDoc.CurrentController.PageCount -1) / (UBound(aEmailAddress()) +1)
		If bEmail Then
			mEmailAttachments(i) = oPdfUrl
			i = i + 1
		End If
	End If
	If bEmail Then
		If Not GetMailService() Then
			MsgBox("Cannot connect to your Email Provider!!! Check your settings")
			Exit Sub
		End If
		Dim sFrom As String, oBody As Object
		sFrom = GetConfigSetting("/org.openoffice.Office.Writer/MailMergeWizard", "MailAddress")
		oBody = CreateUNOListener("body_", "com.sun.star.datatransfer.XTransferable")
		oStatment = oMergeConnection.prepareCommand("QueryFileFilter", 1)
		oResultSet = oStatment.executeQuery()
		While oResultSet.next()
			mEmailAttachments(i) = GetUrlFromString(ConvertToURL(oResultSet.getString(1)))
			i = i + 1
		Wend
		If Not CheckAttachment(bPdf, sErrorMsg) Then
			MsgBox(sErrorMsg)
			Exit Sub
		End If
		SetAttachmentType(bPdf)
	End If
	For i = LBound(aEmailAddress) To UBound(aEmailAddress)
		If bPdf Then
			If Not bEmail Then
				oPdfUrl = GetIndexedUrl(oReportUrl, i, "pdf", sModel)
			End If
			ExportToPdf(oDoc, oPdfUrl.Main, i, nPage)
		End If
		If bEmail Then
			If Not SendEmail(aEmailAddress(i), sFrom, sSubject, oBody, sErrorMsg) Then
				MsgBox(sErrorMsg)
				On Error GoTo 0
				Exit Sub
			End If
		End If
	Next i
	If bEmail Then 
		oEmailService.Disconnect()
		MsgBox("Email has been send to the addresses:" &amp; CHR(13) &amp; _
				join(aEmailAddress(), CHR(13))
	End If
	If bPdf Then 
		oDoc.close(True)
		If Not bEmail Then
			OpenPdfFile(oPdfUrl)
		End If
	End If
End Sub


Function GetIndexedUrl(ByVal oUrl As com.sun.star.util.URL, _
					   nIndex As Integer, _
					   Optional sExtension As String, _
					   Optional sFileName As String) As com.sun.star.util.URL
Dim sIndex As String
	If Not GlobalScope.BasicLibraries.isLibraryLoaded("Tools") Then
		GlobalScope.BasicLibraries.loadLibrary("Tools")
	End If
	If IsMissing(sExtension) Then
		sExtension = GetFileNameExtension(oUrl.Name)
	End If
	If IsMissing(sFileName) Then
		sFileName = GetFileNameWithoutExtension(oUrl.Name)
	End If
	If nIndex &gt;= 0 Then
		sIndex = nIndex
	End If
	Dim sIndexedUrl As String
	sIndexedUrl = oUrl.Protocol &amp; oUrl.Path &amp; sFileName &amp; sIndex &amp; "." &amp; sExtension
	GetIndexedUrl = GetUrlFromString (sIndexedUrl)
End Function


Function GetUrlFromString(ByVal sUrl As String ) As com.sun.star.util.URL
Dim oUrlTransformer As Object
Dim oUrl As New com.sun.star.util.URL
	oUrl.Complete = sUrl
	oUrlTransformer = createUnoService("com.sun.star.util.URLTransformer")
	oUrlTransformer.parseStrict(oUrl)
	GetUrlFromString = oUrl
End Function


Function GetReportUrl(oConnection As Object, _
					  ByVal sReportName As String, _
					  oReportUrl As com.sun.star.util.URL, _
					  sErrorMsg As String) As Boolean
Dim oReports As Object
Dim oReport As Object
Dim aProp(2) As New com.sun.star.beans.PropertyValue
	oReports = oConnection.Parent.DatabaseDocument.ReportDocuments
	If Not oReports.hasElements() Then
		sErrorMsg = "Can't find: " &amp; sReportName &amp; " ORB!!!"
		GetReportUrl = False
		Exit Function
	End If
	aProp(0).Name = "ActiveConnection"
	aProp(0).Value = oConnection
	aProp(1).Name = "OpenMode"
	aProp(1).Value = "open"
	aProp(2).Name = "Hidden"
	aProp(2).Value = True
	If Not oReports.hasByName(sReportName) Then
		sReportName = oReports.ElementNames(0)
	End If
	oReport = oReports.loadComponentFromUrl(sReportName, "_hidden", 0, aProp)
	oReportUrl = GetUrlFromString(oReport.getLocation())
	GetReportUrl = True
	oReport.close(True)
End Function


Function GetDocumentUrl(sModelUrl As String, sReportUrl As String) As String
Dim oDoc As Object
	oDoc = OpenDocument(sModelUrl, True)
	If oDoc.TextFrames.hasByName("Details") Then
		oDoc.TextFrames.getByName("Details").createTextCursor.insertDocumentFromURL(sReportUrl, Array())
	End If
	oDoc.storeAsURL(sReportUrl, Array())
	GetDocumentUrl() = oDoc.getLocation()
	oDoc.close(True)
End Function


Sub MakeMailMerge(oConnection As Object, sModelUrl As String, sUrl As String)
Dim oMailMerge As Object
	oMailMerge = CreateUnoService("com.sun.star.text.MailMerge")
	With oMailMerge
		.DocumentUrl = GetDocumentUrl(sModelUrl, sUrl)
		.OutputType = com.sun.star.text.MailMergeType.FILE
		.DataSourceName = oConnection.Parent.Name
		.CommandType = com.sun.star.sdb.CommandType.TABLE
		.Command = "MailMerge"
		.SaveAsSingleFile = True
		.execute(Array())
		.dispose()
	End With
End Sub


Function GetMailService() As Boolean
Dim oProvider As Object
Dim oServer As Object
Dim oUser As Object
	oProvider = CreateUnoService("com.sun.star.mail.MailServiceProvider")
	oEmailService = oProvider.Create("com.sun.star.mail.SMTP")
	oServer = CreateUnoListener("server_", "com.sun.star.uno.XCurrentContext")
	oUser = CreateUnoListener("user_", "com.sun.star.mail.XAuthenticator")
	oEmailService.Connect(oServer, oUser)
	GetMailService = oEmailService.isConnected
End Function


Function SendEmail(sTo As String, _
				   sFrom As String, _
				   sSubject As String, _
				   oBody As Object, _
				   sErrorMsg As String) As Boolean
Dim oEmail As Object
Dim oMail As Object
Dim i As Integer
	On Error GoTo ErrorHandler

	oEmail = com.sun.star.mail.MailMessage.create(sTo, sFrom, sSubject, oBody)
	For i = LBound(mEmailAttachments) To UBound(mEmailAttachments)
		oEmail.addAttachment(GetAttachment(mEmailAttachments(i)))
	Next i
	oEmailService.SendMailMessage(oEmail)
	For i = LBound(mEmailAttachments) To UBound(mEmailAttachments)
		mEmailAttachments(i).Mark = ""
	Next i
	SendEmail = True
	On Error GoTo 0
ExitHandler:
	Exit Function
ErrorHandler:
	sErrorMsg = "Error in Function 'SendMail' at line:" &amp; Erl &amp; CHR(13) &amp; _
				"Error code: " &amp; Err &amp; CHR(13) &amp; _
				"Error message: " &amp; Error
	SendEmail = False
	Goto ExitHandler
End Function


Function GetAttachment(oUrl As com.sun.star.util.URL) As Object
Dim oAttachment As Object
	oAttachment = CreateObject("com.sun.star.mail.MailAttachment")
	oAttachment.Data = CreateUNOListener("attachment_", "com.sun.star.datatransfer.XTransferable")
	oAttachment.ReadableName = ConvertFromUrl(oUrl.Name)
	GetAttachment = oAttachment
End Function


Function CheckAttachment(bPdf As Boolean, sErrorMsg As String) As Boolean
Dim oService As Object
Dim nMaxSize As Long
Dim nSize As Long
Dim i As Integer
	nMaxSize = nEmailAttachmentMaxSizeMo*1024*1024
	oService = createUnoService("com.sun.star.ucb.SimpleFileAccess")
	For i = LBound(mEmailAttachments) To UBound(mEmailAttachments)
		If Not (bPdf And i = LBound(mEmailAttachments)) Then
			If  Not oService.exists(mEmailAttachments(i).Main) Then
				sErrorMsg = "Cannot find attached File :" &amp; CHR(13) &amp; _ 
							ConvertFromUrl(mEmailAttachments(i).Main)
				CheckAttachment = False
				Exit Function
			End If
			nSize = oService.getSize(mEmailAttachments(i).Main)
			If nSize = 0 Or nSize &gt; nMaxSize Then
				sErrorMsg = "Attached File has not a valid size!!!" &amp; CHR(13) &amp; _
							ConvertFromUrl(mEmailAttachments(i).Name)
				CheckAttachment = False
				Exit Function
			End If
		End If
	Next i
   	CheckAttachment = True
End Function


Function CheckModelFile(sUrl As String) As Boolean
Dim oService As Object
	oService = createUnoService("com.sun.star.ucb.SimpleFileAccess")
	CheckModelFile = oService.exists(sUrl)
End Function


Function SetAttachmentType(bPdf As Boolean)
Dim oDetection As Object
Dim mTypes As Object
Dim sType As String
Dim i As Integer
Dim j As Integer  
	oDetection = CreateUnoService("com.sun.star.document.TypeDetection")
	For i = LBound(mEmailAttachments) To UBound(mEmailAttachments)
		mEmailAttachments(i).Arguments = "application/octet-stream"
		If bPdf And i = 0 Then
			mEmailAttachments(i).Arguments = "application/pdf"
		Else
			sType = oDetection.queryTypeByUrl(mEmailAttachments(i).Main)
			If oDetection.hasByName(sType) Then
				mTypes = oDetection.getByName(sType)
				For j = LBound(mTypes) To UBound(mTypes)
					If mTypes(j).Name = "MediaType" Then
						mEmailAttachments(i).Arguments = mTypes(j).Value
					End If
				Next j
			End If
		End If
	Next i
End Function


Function GetAttachmentContent() As Object
Dim oService As Object
Dim oFile As Object
Dim oUrl As Object
Dim mData() As Byte
	oUrl = GetAttachmentUrl(True)
	oService = createUnoService("com.sun.star.ucb.SimpleFileAccess")
	oFile = oService.OpenFileRead(oUrl.Main)
	oFile.ReadBytes(mData(), oService.getSize(oUrl.Main))
	oFile.CloseInput
   	GetAttachmentContent = CreateUnoValue("[]byte", mData())
End Function


Function GetAttachmentType() As String
Dim oUrl As Object
	oUrl = GetAttachmentUrl(False)
	GetAttachmentType = ConvertFromUrl(oUrl.Arguments)
End Function


Function GetAttachmentUrl(bMark As Boolean) As com.sun.star.util.URL
Dim i As Integer
	For i = LBound(mEmailAttachments()) To UBound(mEmailAttachments())
		If mEmailAttachments(i).Mark &lt;&gt; "Done" Then
			If bMark Then
				mEmailAttachments(i).Mark = "Done"
			End If
			GetAttachmentUrl = mEmailAttachments(i)
			Exit Function
		End If
	Next i
End Function


Function OpenDocument(sUrl As String,_
					  Optional bHidden As Boolean)
	If IsMissing(bHidden) Then
		bHidden = True
	End If
	Dim aProp(0) As New com.sun.star.beans.PropertyValue
	aProp(0).Name = "Hidden"
	aProp(0).Value = bHidden
	If bHidden Then
		OpenDocument = StarDesktop.loadComponentFromUrl(sUrl, "_hidden", 0, aProp())
	Else
		OpenDocument = StarDesktop.loadComponentFromUrl(sUrl, "_blank", 0, aProp())
	End If
End Function


Function ExportToPdf(oDoc As Object, _
					 sUrl As String, _
					 Optional nRecordNumber As Integer, _
					 Optional nNumberOfPage As Integer) As Boolean
	If IsMissing(nRecordNumber) Then
		nRecordNumber = 0
	End If
	If IsMissing(nNumberOfPage) Then
		nNumberOfPage = oDoc.CurrentController.PageCount -1
	End If
	Dim sPageRange As String
	sPageRange = (nRecordNumber * nNumberOfPage) +1
	If nNumberOfPage &gt; 1 Then
		sPageRange = sPageRange &amp; "-" &amp; (nRecordNumber * nNumberOfPage) + nNumberOfPage
	End If
	Dim aProp1(2) As New com.sun.star.beans.PropertyValue
	aProp1(0).Name = "FilterName"
	aProp1(0).Value = "writer_pdf_Export"	
	aProp1(1).Name = "Overwrite"
	aProp1(1).Value = True
	Dim aProp2(0) As New com.sun.star.beans.PropertyValue
	aProp2(0).Name = "PageRange"
	aProp2(0).Value = sPageRange
	aProp1(2).Name = "FilterData"
	aProp1(2).Value = aProp2
	oDoc.storeToURL(sUrl, aProp1())
end Function


Function OpenPdfFile(oUrl As com.sun.star.util.URL) As String
Dim oFileDialog As Object
Dim aFilterNames(0) As String
Dim nStatus As Integer
	If Not GlobalScope.BasicLibraries.isLibraryLoaded("Tools") Then
		GlobalScope.BasicLibraries.LoadLibrary("Tools")
	End If
	aFilterNames(0) = "*.pdf"
	oFileDialog = CreateUnoService("com.sun.star.ui.dialogs.FilePicker")
	AddFiltersToDialog(aFilterNames(), oFileDialog)
	oFileDialog.SetDisplayDirectory(oUrl.Protocol &amp; oUrl.Path)
	nStatus = oFileDialog.Execute()
	If nStatus = 1 Then
		OpenDocument(oFileDialog.Files(0), False)
	End If
	oFileDialog.Dispose()
End Function


Function GetConfigSetting(sPath As String, _
						  sName As String) As String
Dim oConfig As Object
Dim oSetting As Object
Dim aParam(0) As New com.sun.star.beans.PropertyValue
	aParam(0).Name = "nodepath"
	aParam(0).Value = sPath
	oConfig = createUnoService("com.sun.star.configuration.ConfigurationProvider")
	oSetting = oConfig.createInstanceWithArguments("com.sun.star.configuration.ConfigurationAccess", aParam())
	GetConfigSetting = oSetting.getByName(sName)
End Function


Function body_GetTransferDataFlavors()
Dim oFlavor As New com.sun.star.datatransfer.DataFlavor
	oFlavor.MimeType = "text/plain;charset=utf-16"
	oFlavor.HumanPresentableName = "Unicode text"
	body_GetTransferDataFlavors = Array(oFlavor)
End Function


Function body_GetTransferData(oFlavor) As any
	If (oFlavor.MimeType = "text/plain;charset=utf-16") Then
		body_GetTransferData = sEmailBody
	End If
End Function


Function body_isDataFlavorSupported(x As Object)
	body_isDataFlavorSupported = (x.MimeType = "text/plain;charset=utf-16")
End Function


Function attachment_GetTransferDataFlavors()
Dim oFlavor As New com.sun.star.datatransfer.DataFlavor
	oFlavor.MimeType = GetAttachmentType()
	oFlavor.HumanPresentableName = GetAttachmentType()
	attachment_GetTransferDataFlavors = Array(oFlavor)
End Function


Function attachment_GetTransferData(oFlavor) As any
	If oFlavor.MimeType = GetAttachmentType() Then
      	attachment_GetTransferData = GetAttachmentContent()
   End If
End Function


Function attachment_isDataFlavorSupported(x As Object)
   attachment_isDataFlavorSupported = (x.MimeType = GetAttachmentType())
End Function


Function server_GetValueByName(sName) As Any
Dim sValue As String
	Select Case sName
		Case "ServerName"
			server_GetValueByName = GetConfigSetting("/org.openoffice.Office.Writer/MailMergeWizard", "MailServer")
		Case "Port"
			server_GetValueByName = GetConfigSetting("/org.openoffice.Office.Writer/MailMergeWizard", "MailPort")
		Case "ConnectionType"
			sValue = GetConfigSetting("/org.openoffice.Office.Writer/MailMergeWizard", "IsSecureConnection")
			If sValue Then
				server_GetValueByName = "SSL"
			Else
				server_GetValueByName = "Insecure"
			End If	
	End Select
End Function


Function user_GetUserName() As Any
	user_GetUserName = GetConfigSetting("/org.openoffice.Office.Writer/MailMergeWizard", "MailUserName")
End Function


Function user_GetPassword() As Any
	user_GetPassword = GetConfigSetting("/org.openoffice.Office.Writer/MailMergeWizard", "MailPassword")
End Function

</script:module>
</file>

<file path=Basic/Standard/SqlQuery.xml><?xml version="1.0" encoding="utf-8"?>
<!DOCTYPE module  PUBLIC '-//OpenOffice.org//DTD OfficeDocument 1.0//EN'  'module.dtd'>
<script:module xmlns:script="http://openoffice.org/2000/script" script:name="SqlQuery" script:language="StarBasic">REM  *****  BASIC  *****

Option Explicit

Const nAddressColumnId = 5


Function GetAddressQueries(nType As String, _
						   Optional nIndex As Integer, _
						   Optional oConnection As Object) As Variant
Dim mQueries(1) As String
	mQueries = Array("GContactOOoQueryAddress",_
					 "GContactOOoQueryAddressList")
	Select Case nType:
		Case "LBound":
			GetAddressQueries = LBound(mQueries())
		Case "UBound":
			GetAddressQueries = UBound(mQueries())		
		Case "Name":
			GetAddressQueries = mQueries(nIndex)
		Case "Sql":
			GetAddressQueries = GetAddressQueriesSql(oConnection, nIndex)			
	End Select
End Function


Function GetAddressQueriesSql(oConnection As Object, _
							  nIndex As Integer)
	Select Case nIndex
		Case 0:
			GetAddressQueriesSql = GetAddressQuery(oConnection)
		Case 1:
			GetAddressQueriesSql = GetAddressQueryList(oConnection)
	End Select
End Function


Function GetAddressColumn(Optional nIndex As Integer) As Variant
Dim mColumn(36) As String
	mColumn = Array("First Name",_
					"Last Name",_
					"Display Name",_
					"Nickname",_
			        "Primary Email",_
					"Secondary Email",_
					"Mail Format",_
       				"Work Phone",_
					"Home Phone",_
					"Fax Number",_
					"Pager Number",_
					"Mobile Number",_
			        "Home Address",_
					"Home Address2",_
					"Home City",_
					"Home State",_
					"Home Zipcode",_
					"Home Country",_
					"Work Address",_
					"Work Address2",_
					"Work City",_
					"Work State",_
					"Work Zip",_
					"Work Country",_
					"Job Title",_
					"Department",_
					"Organization",_
					"Web Page 1",_
					"Web Page 2",_
					"Birth Year",_
					"Birth Month",_
					"Birth Day",_
					"Custom 1",_
					"Custom 2",_
					"Custom 3",_
					"Custom 4",_
					"Notes")
	If IsMissing(nIndex) Then
		GetAddressColumn = mColumn()
	Else
		GetAddressColumn = mColumn(nIndex)
	End If
End Function


Function EscapeApostrophe(ByVal sValue As Variant) As Variant
	If IsArray(sValue) Then
		Dim mValues(UBound(sValue)) As String, i As Integer
		For i = LBound(sValue) To UBound(sValue)
			mValues(i) = EscapeApostrophe(sValue(i))
		Next i
		EscapeApostrophe = mValues
	Else
		EscapeApostrophe = join(split(sValue, "'"), "''")
	End If
End Function


Function GetAddressColumnId(oConnection As Object) As String
Dim oResult As Object
Dim sSql As String
	sSql = "SELECT ""Column"" FROM ""AddressColumns"" WHERE ""ID"" = " &amp; nAddressColumnId &amp; ";"
	oResult = oConnection.createStatement().executeQuery(sSql)
	While oResult.next()
		GetAddressColumnId = oResult.getString(1)
	WEnd
End Function


Function GetAddressTable(oConnection As Object) As String
Dim oResult As Object
Dim sSql As String
	sSql = "SELECT ""Table"" FROM ""AddressTables"" WHERE ""ID"" = 2;"
	oResult = oConnection.createStatement().executeQuery(sSql)
	While oResult.next()
		GetAddressTable = oResult.getString(1)
	WEnd
End Function


Function GetAddressDataBase(oConnection As Object) As String
Dim oResult As Object
Dim sSql As String
	sSql = "SELECT ""DataBase"" FROM ""Filter"" WHERE ""ID"" = 1;"
	oResult = oConnection.createStatement().executeQuery(sSql)
	While oResult.next()
		GetAddressDataBase = oResult.getString(1)
	WEnd
End Function


Function GetAddressAlias(oConnection As Object) As String
Dim oResult As Object
Dim mAlias(UBound(GetAddressColumn())) as String
Dim sSql As String
Dim i As Integer
	sSql = "SELECT ""Column"", ""Name"" FROM ""AddressColumns"";"
	oResult = oConnection.createStatement().executeQuery(sSql)
	While oResult.next()
		mAlias(i) = """" &amp; oResult.getString(1) &amp; """ AS """ &amp; oResult.getString(2) &amp; """"
		i = i + 1
	WEnd
	GetAddressAlias = join(mAlias, ", ")
End Function


Function GetAddressQuery(oConnection As Object) As String
Dim sSql As String
	sSql = "SELECT " &amp; GetAddressAlias(oConnection) &amp; " FROM """ &amp; GetAddressTable(oConnection) &amp; """;"
	GetAddressQuery = sSql
End Function


Function GetAddressQueryList(oConnection As Object) As String
Dim sColumnId As String
Dim sTable As String
Dim sSql As String
	sColumnId = GetAddressColumnId(oConnection)
	sTable = GetAddressTable(oConnection)
	sSql = "SELECT """ &amp; sColumnId &amp; """, """ &amp; sColumnId &amp; _
	""" FROM """ &amp; sTable &amp; _
	""" ORDER BY """ &amp; sColumnId &amp; """ ASC"
	GetAddressQueryList = sSql
End Function


Function GetAddressColumns(oConnection As Object) As String
Dim oResult As Object
Dim mColumns(UBound(GetAddressColumn())) As String
Dim sSql As String
Dim i As Integer
	sSql = "SELECT ""Name"" FROM ""AddressColumns"";"
	oResult = oConnection.createStatement().executeQuery(sSql)
	While oResult.next()
		mColumns(i) = """" &amp; oResult.getString(1) &amp; """"
		i = i + 1
	WEnd
	GetAddressColumns = join(mColumns, ", ")
End Function


Function GetAddressColumnsType(oConnection As Object) As String
Dim oResult As Object
Dim mColumns(UBound(GetAddressColumn()) + 1) As String
Dim sSql As String
Dim i As Integer
	mColumns(0) = """ID"" INTEGER IDENTITY"
	i = i + 1
	sSql = "SELECT ""Name"" FROM ""AddressColumns"";"
	oResult = oConnection.createStatement().executeQuery(sSql)
	While oResult.next()
		mColumns(i) = """" &amp; oResult.getString(1) &amp; """ VARCHAR(256)"
		i = i + 1
	WEnd
	GetAddressColumnsType = join(mColumns, ", ")
End Function


Function GetTemplate(oConnection As Object) As String
Dim sSql As String
	sSql = "SELECT ""File"" FROM ""Models"" " &amp; _
	"WHERE ""ID"" = (SELECT ""Model"" FROM ""Filter"" WHERE ""ID"" = 1);"
	GetTemplate = GetResultSetValues(oConnection.createStatement().executeQuery(sSql))
End Function


Sub UpdateFilter(oConnection As Object, _
				 sColumn As String, _
				 sValue As String)
Dim sSql As String
	sSql = "UPDATE ""Filter"" SET """ &amp; sColumn &amp; """ = '" &amp; _
	EscapeApostrophe(sValue) &amp; "' " &amp; "WHERE ""ID"" = 1;"
	oConnection.createStatement().executeUpdate(sSql)
End Sub


Sub InsertAddress(oConnection As Object, _
				  mValues As Variant)
Dim sSql As String
Dim oResultSet as Object
Dim oStatement: oStatement = oConnection.createStatement()
Dim i As Integer
	For i = LBound(mValues) To UBound(mValues)
		sSql = "SELECT ""Email"" FROM ""Address"" " &amp; _
		"WHERE ""Email"" = '" &amp; mValues(i) &amp; "';" 
		oResultSet = oStatement.executeQuery(sSql)
		If Not oResultSet.isBeforeFirst() Then
			sSql = "INSERT INTO ""Address"" (""Email"") " &amp; _
			"VALUES ('" &amp; mValues(i) &amp; "');"
			oStatement.executeUpdate(sSql)
		End If
	Next i
End Sub


Sub UpdateAddressTables(oConnection As Object, _
						oTables As Object)
Dim oStatement As Object
Dim sSql As String
Dim i As Integer
	oStatement = oConnection.createStatement()
	sSql = "DELETE FROM ""AddressTables""; " &amp; _
		   "ALTER TABLE ""AddressTables"" ALTER COLUMN ""ID"" RESTART WITH 1;"
	oStatement.executeQuery(sSql)
	For i = 0 To (oTables.Count - 1)
		sSql = "INSERT INTO ""AddressTables"" (""Table"") " &amp; _
			   "VALUES ('" &amp; oTables.getByIndex(i).Name &amp; "');"
		oStatement.executeUpdate(sSql)
	Next i
End Sub


Sub UpdateAddressColumns(oConnection As Object, _
						 oColumns As Object)
Dim oStatement As Object
Dim sSql As String
Dim i As Integer
	oStatement = oConnection.createStatement()
	sSql = "DELETE FROM ""AddressColumns""; " &amp; _
		   "ALTER TABLE ""AddressColumns"" ALTER COLUMN ""ID"" RESTART WITH 1;"
	oStatement.executeQuery(sSql)
	For i = 0 To (oColumns.Count - 1)
		sSql = "INSERT INTO ""AddressColumns"" (""Column"", ""Name"") " &amp; _
			   "VALUES ('" &amp; oColumns.getByIndex(i).Name &amp; "', '" &amp; _
			   				 GetAddressColumn(i) &amp; "');"
		oStatement.executeUpdate(sSql)
	Next i
End Sub


Sub DeleteAddress(oConnection As Object, _
				  mValues As Variant)
Dim sSql As String
	sSql = "DELETE FROM ""Address"" " &amp; _
	"WHERE ""Email"" IN ('" &amp; Join(mValues, "', '") &amp; "');"
	oConnection.createStatement().executeUpdate(sSql)
End Sub


Sub InsertModels(oConnection As Object, _
				 sValue As String)
Dim sSql As String
	sSql = "INSERT INTO ""Models"" (""Model"") VALUES ('" &amp; sValue &amp; "');"
	oConnection.createStatement().executeUpdate(sSql)
End Sub


Sub InsertFiles(oConnection As Object, _
				sValue As String)
Dim sSql As String
Dim oResultSet as Object
Dim oStatement: oStatement = oConnection.createStatement()
	sValue = EscapeApostrophe(sValue)
	sSql = "SELECT ""F1"".""File"" FROM ""Files"" ""F1"", ""Filter"" ""F2"" " &amp;_
	"WHERE ""F1"".""Model"" = ""F2"".""Model"" AND ""F1"".""File"" = '" &amp; sValue &amp; "';"
	oResultSet = oStatement.executeQuery(sSql)
	If Not oResultSet.isBeforeFirst() Then
		sSql = "INSERT INTO ""Files"" (""Model"", ""File"") " &amp;_
		"VALUES ((SELECT ""Model"" FROM ""Filter"" WHERE ""ID"" = 1), '" &amp; sValue &amp; "');"
		oStatement.executeUpdate(sSql)
	End If
End Sub


Sub UpdateTemplate(oConnection As Object, _
				   sValue As String)
Dim sSql As String
	sSql = "UPDATE ""Models"" SET ""File"" = '" &amp; EscapeApostrophe(sValue) &amp; "' " &amp; _
	"WHERE ""ID"" = (SELECT ""Model"" FROM ""Filter"" WHERE ""ID"" = 1);"
	oConnection.createStatement().executeUpdate(sSql)
End Sub


Sub DeleteFiles(oConnection As Object, _
				mValues As Variant)
Dim sSql As String
	sSql = "DELETE FROM ""Files"" " &amp; _
	"WHERE ""File"" IN ('" &amp; Join(EscapeApostrophe(mValues), "', '") &amp; "') " &amp; _
	"AND ""Model"" = (SELECT ""Model"" FROM ""Filter"" WHERE ""ID"" = 1);"
	oConnection.createStatement().executeUpdate(sSql)
End Sub


Sub MakeAddressMerge(oConnection As Object)
	If oConnection.Tables.hasByName("AddressMerge") Then
		Exit Sub
	End If
	Dim sSql As String
	sSql = "CREATE TABLE ""AddressMerge"" (" &amp; GetAddressColumnsType(oConnection) &amp; ");"
	oConnection.createStatement().executeQuery(sSql)
End Sub


Sub DeleteAddressMerge(oConnection As Object)
Dim sSql As String
	sSql = "DELETE FROM ""AddressMerge""; " &amp;_ 
	"ALTER TABLE ""AddressMerge"" ALTER COLUMN ""ID"" RESTART WITH 1;"
	oConnection.createStatement().executeQuery(sSql)
End Sub


Function GetSqlInsertAddress(oConnection As Object) As String
Dim sSql As String
	sSql = "INSERT INTO ""AddressMerge"" (" &amp; GetAddressColumns(oConnection) &amp; ") " &amp; _
		   "VALUES ('"
	GetSqlInsertAddress = sSql
End Function


Sub InsertAddressMerge(oConnection As Object, _
					   sSql As String, _
					   oResult As Object)
	oConnection.createStatement().executeQuery(sSql &amp; GetResultSetValues(oResult) &amp; "');")
End Sub


Function GetEmailAddress(oConnection As Object) As Variant
Dim oResult As Object
Dim mValues() As String
Dim sSql As String
Dim n As Integer, j As Integer
	sSql = "SELECT (SELECT COUNT(""Email"") ""Count"" FROM ""Address"")," &amp; _
	"""Email"" FROM ""Address"";"
	oResult = oConnection.createStatement().executeQuery(sSql)
	If oResult.next() Then
		Redim mValues(oResult.getInt(1) -1)
		mValues(n) = oResult.getString(2)
		n = n + 1
		While oResult.next()
			j = oResult.getInt(1)
			mValues(n) = oResult.getString(2)
			n = n + 1
		Wend
		'mValues = EscapeApostrophe(mValues)
	End If
	GetEmailAddress = mValues
End Function


Function GetSqlSelectAddress(oConnection As Object) As String
Dim sSql As String
	sSql = "SELECT " &amp; GetAddressAlias(oConnection) &amp; " " &amp; _
	"FROM """ &amp; GetAddressTable(oConnection) &amp; """ " &amp; _
	"WHERE """ &amp; GetAddressColumnId(oConnection) &amp; """ = "
	GetSqlSelectAddress = sSql
End Function


Function GetAddress(oConnection As Object, _
					sSql As String, _
					sValue As String) As Object
	GetAddress = oConnection.createStatement().executeQuery(sSql &amp; "'" &amp; sValue &amp; "';")
End Function


Function GetResultSetValues(oResultSet As Object)
	GetResultSetValues = join(EscapeApostrophe(GetResultSet(oResultSet)), "', '")
End Function


Function GetResultSet(oResultSet As Object)
Dim mValues() As String
Dim i As Integer
	ReDim mValues(oResultSet.MetaData.ColumnCount -1)
	If oResultSet.next() Then
		For i = LBound(mValues) To UBound(mValues)
			mValues(i) = oResultSet.getString(i +1)
		Next i
	End If
	GetResultSet = mValues
End Function


Function OpenDbConnection(oConnection As Object, _
						  sName as String, _
						  sErrorMsg As String) As Boolean
Dim oContext As Object
Dim oDataBase As Object
  	On Error GoTo ErrorHandler
	oContext = CreateUnoService("com.sun.star.sdb.DatabaseContext")
	If oContext.hasByName(sName) Then
		oDataBase = oContext.getByName(sName)
		If  Not oDataBase.IsPasswordRequired Then
  			oConnection = oDataBase.GetConnection("","")
  			OpenDbConnection = True
  		Else
			sErrorMsg = "Cannot connect to database: '" &amp; sName &amp; "' !!!" &amp; _
						"This database require a password!!!"
		End If
	Else
		sErrorMsg = "Cannot connect to database: '" &amp; sName &amp; "' !!!" &amp; _
					"This database is not registred in OpenOffice!!!"
	End If	
	On Error GoTo 0
ExitHandler:
	Exit Function
ErrorHandler:
    sErrorMsg = "Error: " &amp; Error
    GoTo ExitHandler	
End Function


Function CloseDbConnection(oConnection as Object)
	oConnection.close
	oConnection.dispose
End Function


Sub GetInfo()
    oInfos = GetConfigAccess("/org.openoffice.UserProfile/Data")
End Sub


Function GetConfigAccess(ByVal cNodePath As String, _
						 Optional bWriteAccess, _
						 Optional bEnableSync, _
						 Optional bLazyWrite) As Object
	If IsMissing(bWriteAccess) Then
		bWriteAccess = False
	EndIf
	If IsMissing(bEnableSync) Then
		bEnableSync = True
	EndIf
	If IsMissing(bLazyWrite) Then
		bLazyWrite = False
	EndIf
	Dim oConfigProvider As Object
	oConfigProvider = GetProcessServiceManager().createInstanceWithArguments("com.sun.star.configuration.ConfigurationProvider", Array(MakePropertyValue("enableasync", bEnableSync)))
	Dim cServiceName As String
	If bWriteAccess Then
		cServiceName = "com.sun.star.configuration.ConfigurationUpdateAccess"
	Else
		cServiceName = "com.sun.star.configuration.ConfigurationAccess"
	EndIf
	Dim oConfigAccess As Object
	oConfigAccess = oConfigProvider.createInstanceWithArguments(cServiceName, Array(MakePropertyValue("nodepath", cNodePath), MakePropertyValue("lazywrite", bLazyWrite)))
	GetConfigAccess() = oConfigAccess
End Function


Function MakePropertyValue(Optional cName As String, _
						   Optional uValue) As com.sun.star.beans.PropertyValue
Dim oPropertyValue As Object
	oPropertyValue = createUnoStruct("com.sun.star.beans.PropertyValue")
	If Not IsMissing(cName) Then
		oPropertyValue.Name = cName
	EndIf
	If Not IsMissing(uValue) Then
		oPropertyValue.Value = uValue
	EndIf
	MakePropertyValue() = oPropertyValue
End Function


Sub CreateFilesTable()
Dim oStatement As Object
	oStatement = ThisDataBaseDocument.CurrentController.ActiveConnection.createStatement()
	oStatement.executeUpdate(getSqlQueryCreateTable("Files"))
End Sub


Function getSqlQueryCreateTable(sTable as String) As String
Dim sSql As String
	Select Case sTable
		Case "Files"
			sSql = "CREATE TABLE ""Files"" (""ID"" INTEGER IDENTITY, ""Model"" INTEGER NOT NULL, ""File"" VARCHAR(256) NOT NULL);"
	End Select
	getSqlQueryCreateTable = sSql
End Function

</script:module>
</file>

<file path=Basic/Standard/_License.xml><?xml version="1.0" encoding="utf-8"?>
<!DOCTYPE module  PUBLIC '-//OpenOffice.org//DTD OfficeDocument 1.0//EN'  'module.dtd'>
<script:module xmlns:script="http://openoffice.org/2000/script" script:name="_License" script:language="StarBasic">'								Copyright 2015-2016 Pierre Vacher

REM =======================================================================================================================
REM ===					The GContactOOoPdf library is a part of a personnal project.								===
REM ===				Full documentation is available on https://github.com/prrvchr/GContactOOoPdf						===
REM =======================================================================================================================

'	GContactOOoPdf is distributed in the hope that it will be useful,
'	but WITHOUT ANY WARRANTY; without even the implied warranty of 
'	MERCHANTABILITY or FITNESS FOR A PARTICULAR PURPOSE.

'	GContactOOoPdf is free software; you can redistribute it and/or modify it under the terms of either (at your option):
'
'	1) The Mozilla Public License, v. 2.0. If a copy of the MPL was not
'	distributed with this file, you can obtain one at http://mozilla.org/MPL/2.0/ .
'
'	2) The GNU Lesser General Public License as published by
'	the Free Software Foundation, either version 3 of the License, or
'	(at your option) any later version. If a copy of the LGPL was not
'	distributed with this file, see http://www.gnu.org/license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License"/>
  <library:element library:name="MailMerge"/>
  <library:element library:name="DataBase"/>
  <library:element library:name="Control"/>
  <library:element library:name="SqlQuery"/>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86" dlg:top="52" dlg:width="149" dlg:height="130" dlg:closeable="true" dlg:moveable="true">
  <dlg:styles>
    <dlg:style dlg:style-id="0" dlg:background-color="0xdddddd"/>
    <dlg:style dlg:style-id="1" dlg:background-color="0xdddddd" dlg:border="3d"/>
  </dlg:styles>
  <dlg:bulletinboard>
    <dlg:text dlg:style-id="0" dlg:id="Label1" dlg:tab-index="0" dlg:left="8" dlg:top="4" dlg:width="134" dlg:height="10" dlg:page="1" dlg:value="Thunderbird AddressBook registred database:" dlg:nolabel="true"/>
    <dlg:menulist dlg:id="ListBox1" dlg:tab-index="3" dlg:left="8" dlg:top="20" dlg:width="134" dlg:height="10" dlg:spin="true" dlg:linecount="-1"/>
    <dlg:text dlg:style-id="1" dlg:id="Label2" dlg:tab-index="4" dlg:left="8" dlg:top="40" dlg:width="134" dlg:height="60" dlg:multiline="true" dlg:nolabel="true"/>
    <dlg:button dlg:id="Button2" dlg:tab-index="2" dlg:left="55" dlg:top="110" dlg:width="40" dlg:height="12" dlg:value="Cancel" dlg:button-type="cancel"/>
    <dlg:button dlg:id="Button1" dlg:tab-index="1" dlg:left="102" dlg:top="110" dlg:width="40" dlg:height="12" dlg:value="Ok" dlg:button-type="ok"/>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